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4pt" style:font-size-asian="12.25pt" style:font-size-complex="14pt"/>
    </style:style>
    <style:style style:name="P3" style:family="paragraph" style:parent-style-name="Standard" style:list-style-name="L1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fo:font-size="14pt" style:font-size-asian="12.25pt" style:font-size-complex="14pt"/>
    </style:style>
    <style:style style:name="P6" style:family="paragraph" style:parent-style-name="Standard">
      <style:paragraph-properties fo:margin-top="0cm" fo:margin-bottom="0.499cm" loext:contextual-spacing="false" fo:text-align="center" style:justify-single-word="false"/>
      <style:text-properties fo:font-size="14pt" style:font-size-asian="12.25pt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rsid="000cd450" style:font-size-asian="12.25pt" style:font-size-complex="14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rsid="000c3d1e" officeooo:paragraph-rsid="0004ee66" style:font-size-asian="12.25pt" style:font-size-complex="14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style:font-size-asian="12.25pt" style:font-size-complex="14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paragraph-rsid="0004ee66" style:font-size-asian="12.25pt" style:font-size-complex="1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rsid="000e861a" officeooo:paragraph-rsid="0004ee66" style:font-size-asian="12.25pt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rsid="0004ee66" officeooo:paragraph-rsid="0004ee66" style:font-size-asian="12.25pt" style:font-size-complex="14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rsid="0006ccc2" officeooo:paragraph-rsid="0006ccc2" style:font-size-asian="12.25pt" style:font-size-complex="14pt"/>
    </style:style>
    <style:style style:name="T1" style:family="text">
      <style:text-properties officeooo:rsid="000afa0d"/>
    </style:style>
    <style:style style:name="T2" style:family="text">
      <style:text-properties officeooo:rsid="0004ee66"/>
    </style:style>
    <style:style style:name="T3" style:family="text">
      <style:text-properties officeooo:rsid="000855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О Бакалавры</text:p>
      <text:p text:style-name="P9"/>
      <text:p text:style-name="P9">Лабораторная работа № 2</text:p>
      <text:p text:style-name="P9">“<text:span text:style-name="T2">Установка библиотеки Qt с поддержкой СУБД PostgreSQL</text:span>”</text:p>
      <text:p text:style-name="P9"/>
      <text:p text:style-name="P12">по дисциплине</text:p>
      <text:p text:style-name="P9">“Проектирование приложений баз данных”</text:p>
      <text:p text:style-name="P7"/>
      <text:p text:style-name="P6"/>
      <text:p text:style-name="P13">Задание</text:p>
      <text:p text:style-name="P13"/>
      <text:p text:style-name="P1"><text:tab/>Установить библиотеку Qt в домашнюю папку. Построить и проверить драйвер Qt для работы с СУБД PostgreSQL, используя установленный и настроенный сервер СУБД PostgreSQL из работы № 1. Студенты с нечётными номерами в журнале устанавливают библиотеку Qt сразу с поддержкой PostgreSQL, с чётными - устанавливают библиотеку Qt без поддержки PostgreSQL, добавляя драйвер позже. Для тестирования необходимо в PostgreSQL создать простую базу данных из одной таблицы‑справочника. Проверка заключается в создании простейшего приложения на Qt. Приложение <text:s/>создаёт соединение с базой данной и открывает для редактирования тестовую таблицу. После редактирования, удостовериться в изменении данных путём доступа к базе данных в консольном режиме. Тестирование проводится на двух разных компьютерах.</text:p>
      <text:p text:style-name="P2"/>
      <text:p text:style-name="P2"/>
      <text:p text:style-name="P2"><text:tab/><text:span text:style-name="T3">Содержимое о</text:span>тчёт<text:span text:style-name="T3">а</text:span></text:p>
      <text:p text:style-name="P1"/>
      <text:list xml:id="list1800274927" text:style-name="L1">
        <text:list-item>
          <text:p text:style-name="P3">Постановка задачи</text:p>
        </text:list-item>
        <text:list-item>
          <text:p text:style-name="P3">Краткое описание процесса выполнения работы</text:p>
        </text:list-item>
      </text:list>
      <text:p text:style-name="P1"/>
      <text:p text:style-name="P1"/>
      <text:p text:style-name="P2"><text:s/>Вопросы на защиту</text:p>
      <text:p text:style-name="P2"/>
      <text:list xml:id="list3753044674" text:style-name="L2">
        <text:list-item>
          <text:p text:style-name="P4">Принципы работы драйвера БД в Qt. Поддержка каких СУБД реализована в Qt?</text:p>
        </text:list-item>
        <text:list-item>
          <text:p text:style-name="P4">Компиляция Qt с поддержкой PostgreSQL.</text:p>
        </text:list-item>
        <text:list-item>
          <text:p text:style-name="P4">Компиляция драйвера Qt для PostgreSQL в случае установленного Qt.</text:p>
        </text:list-item>
        <text:list-item>
          <text:p text:style-name="P4">Где размещаются исходные тексты драйвера Qt для PostgreSQL?</text:p>
        </text:list-item>
        <text:list-item>
          <text:p text:style-name="P4">Как разрешить доступ к базе данных только доверенным пользователям?</text:p>
        </text:list-item>
        <text:list-item>
          <text:p text:style-name="P4">Как создать соединение с PostgreSQL в Qt?</text:p>
        </text:list-item>
        <text:list-item>
          <text:p text:style-name="P4">Как отследить ошибки соединения с сервером БД в Qt?</text:p>
        </text:list-item>
        <text:list-item>
          <text:p text:style-name="P4">Как при компиляции Qt указать пути к сторонним библиотекам?</text:p>
        </text:list-item>
        <text:list-item>
          <text:p text:style-name="P4">Как при компиляции Qt под Linux добавить поддержку <text:soft-page-break/>TrueType‑шрифтов.</text:p>
        </text:list-item>
        <text:list-item>
          <text:p text:style-name="P4">Как собрать справочную систему для самостоятельной сборки Q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6T23:29:57</meta:creation-date>
    <meta:generator>LibreOffice/6.0.7.3$Linux_X86_64 LibreOffice_project/00m0$Build-3</meta:generator>
    <dc:date>2020-02-08T00:06:26.060721135</dc:date>
    <meta:editing-duration>PT2H6M6S</meta:editing-duration>
    <meta:editing-cycles>74</meta:editing-cycles>
    <meta:document-statistic meta:table-count="0" meta:image-count="0" meta:object-count="0" meta:page-count="2" meta:paragraph-count="21" meta:word-count="233" meta:character-count="1633" meta:non-whitespace-character-count="1429"/>
  </office:meta>
</office:document-meta>
</file>